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au1" style:family="table">
      <style:table-properties style:width="17.59cm" fo:break-before="page" table:align="margins"/>
    </style:style>
    <style:style style:name="Tableau1.A" style:family="table-column">
      <style:table-column-properties style:column-width="17.59cm" style:rel-column-width="65535*"/>
    </style:style>
    <style:style style:name="Tableau1.1" style:family="table-row">
      <style:table-row-properties style:min-row-height="1.312cm"/>
    </style:style>
    <style:style style:name="Tableau1.A1" style:family="table-cell">
      <style:table-cell-properties style:vertical-align="middle" fo:padding="0.097cm" fo:border="0.05pt solid #000000"/>
    </style:style>
    <style:style style:name="Tableau2" style:family="table">
      <style:table-properties style:width="17.59cm" table:align="margins"/>
    </style:style>
    <style:style style:name="Tableau2.A" style:family="table-column">
      <style:table-column-properties style:column-width="7.006cm" style:rel-column-width="26103*"/>
    </style:style>
    <style:style style:name="Tableau2.B" style:family="table-column">
      <style:table-column-properties style:column-width="1.789cm" style:rel-column-width="6663*"/>
    </style:style>
    <style:style style:name="Tableau2.C" style:family="table-column">
      <style:table-column-properties style:column-width="4.397cm" style:rel-column-width="16383*"/>
    </style:style>
    <style:style style:name="Tableau2.D" style:family="table-column">
      <style:table-column-properties style:column-width="4.397cm" style:rel-column-width="16386*"/>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0.05pt solid #000000"/>
    </style:style>
    <style:style style:name="Tableau2.A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7.006cm" style:rel-column-width="26103*"/>
    </style:style>
    <style:style style:name="Tableau3.B" style:family="table-column">
      <style:table-column-properties style:column-width="1.789cm" style:rel-column-width="6663*"/>
    </style:style>
    <style:style style:name="Tableau3.C" style:family="table-column">
      <style:table-column-properties style:column-width="4.397cm" style:rel-column-width="16383*"/>
    </style:style>
    <style:style style:name="Tableau3.D" style:family="table-column">
      <style:table-column-properties style:column-width="4.397cm" style:rel-column-width="16386*"/>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dddddd" fo:padding="0.097cm" fo:border="0.05pt solid #000000">
        <style:background-image/>
      </style:table-cell-properties>
    </style:style>
    <style:style style:name="Tableau3.A2" style:family="table-cell">
      <style:table-cell-properties fo:padding="0.097cm" fo:border="0.05pt solid #000000"/>
    </style:style>
    <style:style style:name="Tableau3.A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DejaVu Serif" fo:font-size="12pt" fo:language="fr" fo:country="BE" fo:font-weight="normal" officeooo:rsid="008c3ab2" officeooo:paragraph-rsid="009775cd"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DejaVu Serif" fo:font-size="12pt" fo:language="fr" fo:country="BE" fo:font-weight="normal" officeooo:rsid="009775cd" officeooo:paragraph-rsid="009775c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DejaVu Serif" fo:font-size="12pt" fo:language="fr" fo:country="BE" fo:font-style="italic" fo:font-weight="bold" officeooo:rsid="009775cd" officeooo:paragraph-rsid="009775cd" style:font-size-asian="12pt" style:font-style-asian="italic" style:font-weight-asian="bold" style:font-size-complex="12pt" style:font-style-complex="italic" style:font-weight-complex="bold"/>
    </style:style>
    <style:style style:name="P4" style:family="paragraph" style:parent-style-name="Standard">
      <style:paragraph-properties fo:text-align="center" style:justify-single-word="false"/>
      <style:text-properties style:font-name="DejaVu Serif" fo:font-size="10pt" fo:language="fr" fo:country="BE" fo:font-weight="normal" officeooo:rsid="008c3ab2" officeooo:paragraph-rsid="00a82a81"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style:font-name="DejaVu Serif" fo:font-size="10pt" fo:language="fr" fo:country="BE" fo:font-weight="normal" officeooo:rsid="008c3ab2" officeooo:paragraph-rsid="00bc2e24" style:font-size-asian="10pt" style:font-weight-asian="normal" style:font-size-complex="10pt" style:font-weight-complex="normal"/>
    </style:style>
    <style:style style:name="P6" style:family="paragraph" style:parent-style-name="Standard">
      <style:paragraph-properties fo:text-align="end" style:justify-single-word="false"/>
      <style:text-properties style:font-name="DejaVu Serif" fo:font-size="10pt" fo:language="fr" fo:country="BE" fo:font-weight="normal" officeooo:rsid="008c3ab2" officeooo:paragraph-rsid="009ff934" style:font-size-asian="10pt" style:font-weight-asian="normal" style:font-size-complex="10pt" style:font-weight-complex="normal"/>
    </style:style>
    <style:style style:name="P7" style:family="paragraph" style:parent-style-name="Standard">
      <style:paragraph-properties fo:text-align="end" style:justify-single-word="false"/>
      <style:text-properties style:font-name="DejaVu Serif" fo:font-size="10pt" fo:language="fr" fo:country="BE" fo:font-weight="normal" officeooo:rsid="008c3ab2" officeooo:paragraph-rsid="00bc2e24"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use-window-font-color="true" style:font-name="DejaVu Serif" fo:font-size="10pt" fo:language="fr" fo:country="BE" style:text-underline-style="none" fo:font-weight="normal" officeooo:rsid="009775cd" officeooo:paragraph-rsid="009775cd" fo:background-color="transparent" style:font-name-asian="DejaVu Sans" style:font-size-asian="10pt" style:font-weight-asian="normal" style:font-name-complex="DejaVu Sans" style:font-size-complex="10pt" style:font-weight-complex="normal"/>
    </style:style>
    <style:style style:name="P9" style:family="paragraph" style:parent-style-name="Standard">
      <style:paragraph-properties fo:text-align="center" style:justify-single-word="false"/>
      <style:text-properties style:use-window-font-color="true" style:font-name="DejaVu Serif" fo:font-size="10pt" fo:language="fr" fo:country="BE" fo:font-style="normal" style:text-underline-style="none" fo:font-weight="normal" officeooo:rsid="002e3903" officeooo:paragraph-rsid="00a17a88"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 style:family="paragraph" style:parent-style-name="Standard">
      <style:paragraph-properties fo:text-align="center" style:justify-single-word="false"/>
      <style:text-properties style:use-window-font-color="true" style:font-name="DejaVu Serif" fo:font-size="10pt" fo:language="fr" fo:country="BE" fo:font-style="normal" style:text-underline-style="none" fo:font-weight="normal" officeooo:rsid="002e3903" officeooo:paragraph-rsid="009ff934"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 style:family="paragraph" style:parent-style-name="Standard">
      <style:paragraph-properties fo:text-align="center" style:justify-single-word="false"/>
      <style:text-properties style:use-window-font-color="true" style:font-name="DejaVu Serif" fo:font-size="10pt" fo:language="fr" fo:country="BE" fo:font-style="normal" style:text-underline-style="none" fo:font-weight="normal" officeooo:rsid="002e3903" officeooo:paragraph-rsid="00bc2e24"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 style:family="paragraph" style:parent-style-name="Text_20_body" style:master-page-name="">
      <style:paragraph-properties fo:hyphenation-ladder-count="no-limit" style:page-number="auto" style:shadow="none">
        <style:tab-stops/>
        <style:drop-cap/>
      </style:paragraph-properties>
      <style:text-properties style:font-name="DejaVu Serif" fo:font-size="10pt" officeooo:rsid="00bc2e24" officeooo:paragraph-rsid="00bc2e24" style:font-size-asian="10pt" style:font-size-complex="10pt" fo:hyphenate="true" fo:hyphenation-remain-char-count="2" fo:hyphenation-push-char-count="2"/>
    </style:style>
    <style:style style:name="P13" style:family="paragraph" style:parent-style-name="Text_20_body">
      <style:text-properties style:font-name="DejaVu Serif" fo:font-size="10pt" officeooo:rsid="00bb9225" officeooo:paragraph-rsid="00bb9225" style:font-size-asian="10pt" style:font-size-complex="10pt"/>
    </style:style>
    <style:style style:name="P14" style:family="paragraph" style:parent-style-name="Text_20_body">
      <style:text-properties style:font-name="DejaVu Serif" fo:font-size="10pt" fo:language="fr" fo:country="BE" fo:font-weight="normal" officeooo:rsid="009775cd" officeooo:paragraph-rsid="00accaed" style:font-size-asian="10pt" style:font-weight-asian="normal" style:font-size-complex="10pt" style:font-weight-complex="normal"/>
    </style:style>
    <style:style style:name="P15" style:family="paragraph" style:parent-style-name="Text_20_body">
      <style:text-properties style:font-name="DejaVu Serif" fo:font-size="10pt" fo:language="fr" fo:country="BE" fo:font-weight="normal" officeooo:rsid="009775cd" officeooo:paragraph-rsid="00bc2e24" style:font-size-asian="10pt" style:font-weight-asian="normal" style:font-size-complex="10pt" style:font-weight-complex="normal"/>
    </style:style>
    <style:style style:name="P16" style:family="paragraph" style:parent-style-name="Text_20_body">
      <style:paragraph-properties fo:text-align="end" style:justify-single-word="false"/>
      <style:text-properties style:font-name="DejaVu Serif" fo:font-size="10pt" fo:language="fr" fo:country="BE" fo:font-weight="bold" officeooo:rsid="00c6f0a5" officeooo:paragraph-rsid="00c7b758" style:font-size-asian="10pt" style:font-weight-asian="bold" style:font-size-complex="10pt" style:font-weight-complex="bold"/>
    </style:style>
    <style:style style:name="P17" style:family="paragraph" style:parent-style-name="Text_20_body">
      <style:paragraph-properties fo:text-align="end" style:justify-single-word="false"/>
      <style:text-properties style:font-name="DejaVu Serif" fo:font-size="10pt" fo:language="fr" fo:country="BE" fo:font-weight="bold" officeooo:rsid="00c6f0a5" officeooo:paragraph-rsid="00c8b6c2" style:font-size-asian="10pt" style:font-weight-asian="bold" style:font-size-complex="10pt" style:font-weight-complex="bold"/>
    </style:style>
    <style:style style:name="P18" style:family="paragraph" style:parent-style-name="Text_20_body">
      <style:text-properties style:font-name="DejaVu Serif" fo:font-size="8pt" style:text-underline-style="none" fo:font-weight="normal" officeooo:rsid="0041d8f2" fo:background-color="transparent" style:font-size-asian="7pt" style:font-weight-asian="normal" style:font-size-complex="8pt" style:font-weight-complex="normal"/>
    </style:style>
    <style:style style:name="P19" style:family="paragraph" style:parent-style-name="Text_20_body">
      <style:paragraph-properties fo:text-align="start" style:justify-single-word="false"/>
      <style:text-properties style:font-name="DejaVu Serif" fo:font-size="8pt" fo:language="fr" fo:country="BE" style:text-underline-style="none" fo:font-weight="normal" officeooo:rsid="0041d8f2" officeooo:paragraph-rsid="00353a3a" fo:background-color="transparent" style:font-size-asian="7pt" style:font-weight-asian="normal" style:font-size-complex="8pt" style:font-weight-complex="normal"/>
    </style:style>
    <style:style style:name="P20" style:family="paragraph" style:parent-style-name="Text_20_body">
      <style:text-properties style:font-name="DejaVu Serif" fo:font-size="12pt" fo:language="fr" fo:country="BE" officeooo:rsid="009775cd" officeooo:paragraph-rsid="009775cd" style:font-size-asian="12pt" style:font-size-complex="12pt"/>
    </style:style>
    <style:style style:name="P21" style:family="paragraph" style:parent-style-name="Text_20_body">
      <style:text-properties style:font-name="DejaVu Serif" fo:font-size="12pt" fo:language="fr" fo:country="BE" officeooo:paragraph-rsid="0044dbcb" style:font-size-asian="12pt" style:font-size-complex="12pt"/>
    </style:style>
    <style:style style:name="P22" style:family="paragraph" style:parent-style-name="Text_20_body">
      <style:text-properties style:font-name="DejaVu Serif" fo:font-size="12pt" fo:language="fr" fo:country="BE" fo:font-weight="bold" officeooo:paragraph-rsid="0044dbcb" style:font-size-asian="12pt" style:font-weight-asian="bold" style:font-size-complex="12pt" style:font-weight-complex="bold"/>
    </style:style>
    <style:style style:name="P23" style:family="paragraph" style:parent-style-name="Text_20_body">
      <style:text-properties style:font-name="DejaVu Serif" fo:language="fr" fo:country="BE" officeooo:paragraph-rsid="00ab4cc2"/>
    </style:style>
    <style:style style:name="P24" style:family="paragraph" style:parent-style-name="Text_20_body">
      <style:paragraph-properties fo:text-align="end" style:justify-single-word="false"/>
      <style:text-properties style:use-window-font-color="true" style:font-name="DejaVu Serif" fo:font-size="10pt" fo:language="fr" fo:country="BE" fo:font-style="normal" style:text-underline-style="none" fo:font-weight="bold" officeooo:rsid="00c6f0a5" officeooo:paragraph-rsid="00c7b758" fo:background-color="transparent" style:font-name-asian="DejaVu Sans" style:font-size-asian="10pt" style:font-style-asian="normal" style:font-weight-asian="bold" style:font-name-complex="DejaVu Sans" style:font-size-complex="10pt" style:font-style-complex="normal" style:font-weight-complex="bold"/>
    </style:style>
    <style:style style:name="P25" style:family="paragraph" style:parent-style-name="Text_20_body">
      <style:paragraph-properties fo:hyphenation-ladder-count="no-limit" style:shadow="none">
        <style:tab-stops/>
        <style:drop-cap/>
      </style:paragraph-properties>
      <style:text-properties style:font-name="DejaVu Serif" fo:font-size="10pt" fo:font-weight="normal" officeooo:rsid="00bc2e24" officeooo:paragraph-rsid="00cd9724" style:font-size-asian="10pt" style:font-weight-asian="normal" style:font-size-complex="10pt" style:font-weight-complex="normal" fo:hyphenate="true" fo:hyphenation-remain-char-count="2" fo:hyphenation-push-char-count="2"/>
    </style:style>
    <style:style style:name="P26" style:family="paragraph" style:parent-style-name="Text_20_body">
      <style:paragraph-properties fo:hyphenation-ladder-count="no-limit" style:shadow="none">
        <style:tab-stops/>
        <style:drop-cap/>
      </style:paragraph-properties>
      <style:text-properties style:font-name="DejaVu Serif" fo:font-size="10pt" fo:font-weight="normal" officeooo:rsid="00ce436e" officeooo:paragraph-rsid="00ce436e" style:font-size-asian="8.75pt" style:font-weight-asian="normal" style:font-size-complex="10pt" style:font-weight-complex="normal" fo:hyphenate="true" fo:hyphenation-remain-char-count="2" fo:hyphenation-push-char-count="2"/>
    </style:style>
    <style:style style:name="P27"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2697" officeooo:paragraph-rsid="00d02697" style:font-size-asian="8.75pt" style:font-style-asian="normal" style:font-weight-asian="normal" style:font-size-complex="10pt" style:font-style-complex="normal" style:font-weight-complex="normal" fo:hyphenate="true" fo:hyphenation-remain-char-count="2" fo:hyphenation-push-char-count="2"/>
    </style:style>
    <style:style style:name="P28"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29" style:family="paragraph" style:parent-style-name="Text_20_body">
      <style:paragraph-properties fo:hyphenation-ladder-count="no-limit" style:shadow="none">
        <style:tab-stops/>
        <style:drop-cap/>
      </style:paragraph-properties>
      <style:text-properties style:font-name="DejaVu Serif" fo:font-size="12pt" fo:font-weight="bold" officeooo:rsid="00bc2e24" officeooo:paragraph-rsid="00bc2e24" style:font-size-asian="12pt" style:font-weight-asian="bold" style:font-size-complex="12pt" style:font-weight-complex="bold" fo:hyphenate="true" fo:hyphenation-remain-char-count="2" fo:hyphenation-push-char-count="2"/>
    </style:style>
    <style:style style:name="P30" style:family="paragraph" style:parent-style-name="Text_20_body">
      <style:paragraph-properties fo:hyphenation-ladder-count="no-limit" style:shadow="none">
        <style:tab-stops/>
        <style:drop-cap/>
      </style:paragraph-properties>
      <style:text-properties style:font-name="DejaVu Serif" fo:font-size="12pt" fo:font-weight="bold" officeooo:rsid="00ce436e" officeooo:paragraph-rsid="00ce436e" style:font-size-asian="12pt" style:font-weight-asian="bold" style:font-size-complex="12pt" style:font-weight-complex="bold" fo:hyphenate="true" fo:hyphenation-remain-char-count="2" fo:hyphenation-push-char-count="2"/>
    </style:style>
    <style:style style:name="P31" style:family="paragraph" style:parent-style-name="Text_20_body">
      <style:paragraph-properties fo:hyphenation-ladder-count="no-limit" style:shadow="none">
        <style:tab-stops/>
        <style:drop-cap/>
      </style:paragraph-properties>
      <style:text-properties style:font-name="DejaVu Serif" fo:font-size="12pt" fo:font-weight="bold" officeooo:rsid="00d02697" officeooo:paragraph-rsid="00d02697" style:font-size-asian="12pt" style:font-weight-asian="bold" style:font-size-complex="12pt" style:font-weight-complex="bold" fo:hyphenate="true" fo:hyphenation-remain-char-count="2" fo:hyphenation-push-char-count="2"/>
    </style:style>
    <style:style style:name="P32" style:family="paragraph" style:parent-style-name="Text_20_body">
      <style:paragraph-properties fo:hyphenation-ladder-count="no-limit" style:shadow="none">
        <style:tab-stops/>
        <style:drop-cap/>
      </style:paragraph-properties>
      <style:text-properties style:font-name="DejaVu Serif" fo:font-size="12pt" fo:font-weight="normal" officeooo:rsid="00d02697" officeooo:paragraph-rsid="00d02697" style:font-size-asian="12pt" style:font-weight-asian="normal" style:font-size-complex="12pt" style:font-weight-complex="normal" fo:hyphenate="true" fo:hyphenation-remain-char-count="2" fo:hyphenation-push-char-count="2"/>
    </style:style>
    <style:style style:name="P33" style:family="paragraph" style:parent-style-name="Text_20_body">
      <style:paragraph-properties fo:hyphenation-ladder-count="no-limit" style:shadow="none">
        <style:tab-stops/>
        <style:drop-cap/>
      </style:paragraph-properties>
      <style:text-properties style:font-name="DejaVu Serif" fo:font-size="12pt" fo:font-style="normal" style:text-underline-style="none" fo:font-weight="normal" officeooo:rsid="00d02697" officeooo:paragraph-rsid="00d02697" style:font-size-asian="12pt" style:font-style-asian="normal" style:font-weight-asian="normal" style:font-size-complex="12pt" style:font-style-complex="normal" style:font-weight-complex="normal" fo:hyphenate="true" fo:hyphenation-remain-char-count="2" fo:hyphenation-push-char-count="2"/>
    </style:style>
    <style:style style:name="P34" style:family="paragraph" style:parent-style-name="Text_20_body">
      <style:paragraph-properties fo:hyphenation-ladder-count="no-limit" style:shadow="none">
        <style:tab-stops/>
        <style:drop-cap/>
      </style:paragraph-properties>
      <style:text-properties style:font-name="DejaVu Serif" fo:font-size="12pt" fo:font-style="normal" style:text-underline-style="none" fo:font-weight="bold" officeooo:rsid="00d02697" officeooo:paragraph-rsid="00d02697" style:font-size-asian="12pt" style:font-style-asian="normal" style:font-weight-asian="bold" style:font-size-complex="12pt" style:font-style-complex="normal" style:font-weight-complex="bold" fo:hyphenate="true" fo:hyphenation-remain-char-count="2" fo:hyphenation-push-char-count="2"/>
    </style:style>
    <style:style style:name="P35" style:family="paragraph" style:parent-style-name="Text_20_body">
      <style:paragraph-properties fo:hyphenation-ladder-count="no-limit" style:shadow="none">
        <style:tab-stops/>
        <style:drop-cap/>
      </style:paragraph-properties>
      <style:text-properties style:font-name="DejaVu Serif" fo:font-size="12pt" fo:font-style="normal" style:text-underline-style="none" fo:font-weight="bold" officeooo:rsid="00d0e03c" officeooo:paragraph-rsid="00d0e03c" style:font-size-asian="12pt" style:font-style-asian="normal" style:font-weight-asian="bold" style:font-size-complex="12pt" style:font-style-complex="normal" style:font-weight-complex="bold" fo:hyphenate="true" fo:hyphenation-remain-char-count="2" fo:hyphenation-push-char-count="2"/>
    </style:style>
    <style:style style:name="P36" style:family="paragraph" style:parent-style-name="Text_20_body">
      <style:paragraph-properties fo:hyphenation-ladder-count="no-limit" style:shadow="none">
        <style:tab-stops/>
        <style:drop-cap/>
      </style:paragraph-properties>
      <style:text-properties style:text-underline-style="none" fo:font-weight="normal" officeooo:rsid="00d0e03c" officeooo:paragraph-rsid="00d0e03c" style:font-weight-asian="normal" style:font-weight-complex="normal" fo:hyphenate="true" fo:hyphenation-remain-char-count="2" fo:hyphenation-push-char-count="2"/>
    </style:style>
    <style:style style:name="P37" style:family="paragraph" style:parent-style-name="Text_20_body">
      <style:paragraph-properties fo:hyphenation-ladder-count="no-limit" style:shadow="none">
        <style:tab-stops/>
        <style:drop-cap/>
      </style:paragraph-properties>
      <style:text-properties officeooo:paragraph-rsid="00d02697" fo:hyphenate="true" fo:hyphenation-remain-char-count="2" fo:hyphenation-push-char-count="2"/>
    </style:style>
    <style:style style:name="P38" style:family="paragraph" style:parent-style-name="Text_20_body">
      <style:paragraph-properties fo:hyphenation-ladder-count="no-limit" style:shadow="none">
        <style:tab-stops/>
        <style:drop-cap/>
      </style:paragraph-properties>
      <style:text-properties style:use-window-font-color="true" style:font-name="DejaVu Serif" fo:font-size="10pt" fo:language="fr" fo:country="BE" fo:font-style="normal" style:text-underline-style="none" fo:font-weight="normal" officeooo:rsid="00ce436e" officeooo:paragraph-rsid="00ce436e" fo:background-color="transparent" style:font-name-asian="DejaVu Sans" style:font-size-asian="10pt" style:font-style-asian="normal" style:font-weight-asian="normal" style:font-name-complex="DejaVu Sans" style:font-size-complex="10pt" style:font-style-complex="normal" style:font-weight-complex="normal" fo:hyphenate="true" fo:hyphenation-remain-char-count="2" fo:hyphenation-push-char-count="2"/>
    </style:style>
    <style:style style:name="P39" style:family="paragraph" style:parent-style-name="Text_20_body">
      <style:paragraph-properties fo:hyphenation-ladder-count="no-limit" style:shadow="none">
        <style:tab-stops/>
        <style:drop-cap/>
      </style:paragraph-properties>
      <style:text-properties style:use-window-font-color="true" style:font-name="DejaVu Serif" fo:font-size="10pt" fo:language="fr" fo:country="BE" fo:font-style="normal" style:text-underline-style="none" fo:font-weight="normal" officeooo:rsid="00d02697" officeooo:paragraph-rsid="00d02697" fo:background-color="transparent" style:font-name-asian="DejaVu Sans" style:font-size-asian="8.75pt" style:font-style-asian="normal" style:font-weight-asian="normal" style:font-name-complex="DejaVu Sans" style:font-size-complex="10pt" style:font-style-complex="normal" style:font-weight-complex="normal" fo:hyphenate="true" fo:hyphenation-remain-char-count="2" fo:hyphenation-push-char-count="2"/>
    </style:style>
    <style:style style:name="P40" style:family="paragraph" style:parent-style-name="Text_20_body">
      <style:paragraph-properties fo:hyphenation-ladder-count="no-limit" style:shadow="none">
        <style:tab-stops/>
        <style:drop-cap/>
      </style:paragraph-properties>
      <style:text-properties style:use-window-font-color="true" style:font-name="DejaVu Serif" fo:font-size="12pt" fo:language="fr" fo:country="BE" fo:font-style="normal" style:text-underline-style="none" fo:font-weight="bold" officeooo:rsid="00d02697" officeooo:paragraph-rsid="00d02697" fo:background-color="transparent" style:font-name-asian="DejaVu Sans" style:font-size-asian="12pt" style:font-style-asian="normal" style:font-weight-asian="bold" style:font-name-complex="DejaVu Sans" style:font-size-complex="12pt" style:font-style-complex="normal" style:font-weight-complex="bold" fo:hyphenate="true" fo:hyphenation-remain-char-count="2" fo:hyphenation-push-char-count="2"/>
    </style:style>
    <style:style style:name="P41" style:family="paragraph" style:parent-style-name="Table_20_Contents">
      <style:paragraph-properties fo:text-align="center" style:justify-single-word="false"/>
      <style:text-properties style:font-name="DejaVu Serif" fo:font-size="18pt" fo:font-weight="bold" officeooo:rsid="009775cd" officeooo:paragraph-rsid="005516fd" style:font-name-asian="DejaVu Sans" style:font-size-asian="18pt" style:font-weight-asian="bold" style:font-name-complex="DejaVu Sans" style:font-size-complex="18pt" style:font-weight-complex="bold"/>
    </style:style>
    <style:style style:name="P42"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DejaVu Serif" fo:font-size="10pt" fo:font-weight="bold" officeooo:paragraph-rsid="00bc2e24" style:font-size-asian="10pt" style:font-weight-asian="bold" style:font-size-complex="10pt" style:font-weight-complex="bold"/>
    </style:style>
    <style:style style:name="P44" style:family="paragraph" style:parent-style-name="Table_20_Contents">
      <style:text-properties style:font-name="DejaVu Serif" fo:font-size="10pt" officeooo:paragraph-rsid="00bc2e24" style:font-size-asian="10pt" style:font-size-complex="10pt"/>
    </style:style>
    <style:style style:name="P45" style:family="paragraph" style:parent-style-name="Standard">
      <style:paragraph-properties fo:margin-left="0cm" fo:margin-right="0cm" fo:text-indent="0cm" style:auto-text-indent="false"/>
      <style:text-properties style:font-name="DejaVu Serif" fo:font-size="10pt" style:text-underline-style="none" fo:font-weight="normal" officeooo:rsid="00419d1c" officeooo:paragraph-rsid="00accaed" style:font-size-asian="10pt" style:font-weight-asian="normal" style:font-size-complex="10pt" style:font-weight-complex="normal"/>
    </style:style>
    <style:style style:name="P46" style:family="paragraph" style:parent-style-name="Standard">
      <style:paragraph-properties fo:margin-left="0cm" fo:margin-right="0cm" fo:text-indent="0cm" style:auto-text-indent="false"/>
      <style:text-properties style:font-name="DejaVu Serif" fo:font-size="10pt" style:text-underline-style="none" fo:font-weight="normal" officeooo:rsid="00419d1c" officeooo:paragraph-rsid="00bc2e24" style:font-size-asian="10pt" style:font-weight-asian="normal" style:font-size-complex="10pt" style:font-weight-complex="normal"/>
    </style:style>
    <style:style style:name="P47" style:family="paragraph" style:parent-style-name="Standard">
      <style:paragraph-properties fo:margin-left="0cm" fo:margin-right="0cm" fo:text-indent="0cm" style:auto-text-indent="false"/>
      <style:text-properties style:font-name="DejaVu Serif" fo:font-size="10pt" style:text-underline-style="solid" style:text-underline-width="auto" style:text-underline-color="font-color" officeooo:rsid="003df03c" officeooo:paragraph-rsid="00ad2eeb" style:font-size-asian="10pt" style:font-size-complex="10pt"/>
    </style:style>
    <style:style style:name="P48" style:family="paragraph" style:parent-style-name="Standard">
      <style:paragraph-properties fo:margin-left="0cm" fo:margin-right="0cm" fo:text-indent="0cm" style:auto-text-indent="false"/>
      <style:text-properties style:font-name="DejaVu Serif" fo:font-size="10pt" fo:language="fr" fo:country="BE" style:text-underline-style="none" fo:font-weight="normal" officeooo:rsid="009775cd" officeooo:paragraph-rsid="00ae0265" style:font-size-asian="10pt" style:font-weight-asian="normal" style:font-size-complex="10pt" style:font-weight-complex="normal"/>
    </style:style>
    <style:style style:name="P49" style:family="paragraph" style:parent-style-name="Standard">
      <style:paragraph-properties fo:margin-left="0cm" fo:margin-right="0cm" fo:text-indent="0cm" style:auto-text-indent="false"/>
      <style:text-properties style:font-name="DejaVu Serif" fo:font-size="10pt" fo:language="fr" fo:country="BE" style:text-underline-style="none" fo:font-weight="normal" officeooo:rsid="009775cd" officeooo:paragraph-rsid="00bc2e24" style:font-size-asian="10pt" style:font-weight-asian="normal" style:font-size-complex="10pt" style:font-weight-complex="normal"/>
    </style:style>
    <style:style style:name="P50" style:family="paragraph" style:parent-style-name="Standard" style:master-page-name="Standard">
      <style:paragraph-properties style:page-number="auto" fo:break-before="auto" fo:break-after="auto"/>
      <style:text-properties style:font-name="DejaVu Serif" fo:language="fr" fo:country="BE"/>
    </style:style>
    <style:style style:name="P51" style:family="paragraph" style:parent-style-name="Standard" style:list-style-name="L1">
      <style:paragraph-properties fo:text-align="start" style:justify-single-word="false"/>
      <style:text-properties style:font-name="DejaVu Serif" fo:font-size="12pt" fo:language="fr" fo:country="BE" fo:font-weight="normal" officeooo:rsid="008c3ab2" officeooo:paragraph-rsid="009775cd" style:font-size-asian="12pt" style:font-weight-asian="normal" style:font-size-complex="12pt" style:font-weight-complex="normal"/>
    </style:style>
    <style:style style:name="P52" style:family="paragraph" style:parent-style-name="Standard" style:list-style-name="L2">
      <style:paragraph-properties fo:text-align="start" style:justify-single-word="false"/>
      <style:text-properties style:font-name="DejaVu Serif" fo:font-size="12pt" fo:language="fr" fo:country="BE" fo:font-weight="normal" officeooo:rsid="008c3ab2" officeooo:paragraph-rsid="009775c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DejaVu Serif" fo:font-size="12pt" fo:font-style="normal" style:text-underline-style="none" fo:font-weight="bold" officeooo:rsid="00d0e03c" officeooo:paragraph-rsid="00d3d098" style:font-size-asian="12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style:text-properties style:font-name="DejaVu Serif" fo:font-size="12pt" fo:language="fr" fo:country="FR" fo:font-style="normal" style:text-underline-style="none" fo:font-weight="bold" officeooo:rsid="00d0e03c" officeooo:paragraph-rsid="00d3d098" style:font-size-asian="12pt" style:font-style-asian="normal" style:font-weight-asian="bold" style:font-name-complex="Times New Roman" style:font-size-complex="12pt" style:font-style-complex="normal" style:font-weight-complex="bold"/>
    </style:style>
    <style:style style:name="P55" style:family="paragraph" style:parent-style-name="Standard">
      <style:paragraph-properties fo:text-align="justify" style:justify-single-word="false"/>
      <style:text-properties style:font-name="Times New Roman" fo:font-size="12pt" fo:language="fr" fo:country="FR" officeooo:paragraph-rsid="00d3d098" style:font-size-asian="12pt" style:font-name-complex="Times New Roman"/>
    </style:style>
    <style:style style:name="P56" style:family="paragraph" style:parent-style-name="Standard">
      <style:paragraph-properties fo:text-align="justify" style:justify-single-word="false"/>
      <style:text-properties style:font-name="DejaVu Serif" fo:font-size="10pt" fo:language="fr" fo:country="FR" officeooo:paragraph-rsid="00d3d098" style:font-size-asian="10pt" style:font-name-complex="Times New Roman" style:font-size-complex="10pt"/>
    </style:style>
    <style:style style:name="P57" style:family="paragraph" style:parent-style-name="Standard">
      <style:paragraph-properties fo:text-align="justify" style:justify-single-word="false"/>
      <style:text-properties style:font-name="DejaVu Serif" fo:font-size="10pt" officeooo:paragraph-rsid="00d3d098" style:font-size-asian="10pt" style:font-size-complex="10pt"/>
    </style:style>
    <style:style style:name="P58" style:family="paragraph" style:parent-style-name="Standard">
      <style:paragraph-properties fo:margin-left="0cm" fo:margin-right="0cm" fo:text-align="justify" style:justify-single-word="false" fo:text-indent="0cm" style:auto-text-indent="false"/>
      <style:text-properties style:font-name="DejaVu Serif" fo:font-size="10pt" fo:language="fr" fo:country="FR" officeooo:paragraph-rsid="00d3d098" style:font-size-asian="10pt" style:font-name-complex="Times New Roman" style:font-size-complex="10pt"/>
    </style:style>
    <style:style style:name="P59" style:family="paragraph" style:parent-style-name="Text_20_body" style:list-style-name="L3">
      <style:text-properties style:font-name="DejaVu Serif" fo:font-size="12pt" fo:language="fr" fo:country="BE" fo:font-weight="bold" officeooo:rsid="009775cd" officeooo:paragraph-rsid="009944a2" style:font-size-asian="12pt" style:font-weight-asian="bold" style:font-size-complex="12pt" style:font-weight-complex="bold"/>
    </style:style>
    <style:style style:name="P60" style:family="paragraph" style:parent-style-name="Text_20_body" style:list-style-name="L3">
      <style:text-properties style:font-name="DejaVu Serif" fo:font-size="12pt" fo:language="fr" fo:country="BE" fo:font-weight="bold" officeooo:rsid="009775cd" officeooo:paragraph-rsid="00ab4cc2" style:font-size-asian="12pt" style:font-weight-asian="bold" style:font-size-complex="12pt" style:font-weight-complex="bold"/>
    </style:style>
    <style:style style:name="P61" style:family="paragraph" style:parent-style-name="Text_20_body">
      <style:text-properties style:font-name="DejaVu Serif" fo:font-size="10pt" style:font-size-asian="10pt" style:font-size-complex="10pt"/>
    </style:style>
    <style:style style:name="P62" style:family="paragraph" style:parent-style-name="Text_20_body" style:list-style-name="L7">
      <style:text-properties style:font-name="DejaVu Serif" fo:font-size="10pt" style:font-size-asian="10pt" style:font-size-complex="10pt"/>
    </style:style>
    <style:style style:name="P63" style:family="paragraph" style:parent-style-name="Text_20_body" style:list-style-name="L7">
      <style:text-properties style:font-name="DejaVu Serif" fo:font-size="10pt" officeooo:paragraph-rsid="00d4b1d4" style:font-size-asian="10pt" style:font-size-complex="10pt"/>
    </style:style>
    <style:style style:name="P64" style:family="paragraph" style:parent-style-name="Text_20_body">
      <style:text-properties style:font-name="DejaVu Serif" fo:font-size="10pt" officeooo:paragraph-rsid="00d4b1d4" style:font-size-asian="10pt" style:font-size-complex="10pt"/>
    </style:style>
    <style:style style:name="P65" style:family="paragraph" style:parent-style-name="Text_20_body" style:list-style-name="L4">
      <style:paragraph-properties fo:hyphenation-ladder-count="no-limit" style:shadow="none">
        <style:tab-stops/>
        <style:drop-cap/>
      </style:paragraph-properties>
      <style:text-properties style:font-name="DejaVu Serif" fo:font-size="10pt" fo:font-style="normal" style:text-underline-style="none" fo:font-weight="normal" officeooo:rsid="00d02697" officeooo:paragraph-rsid="00d02697" style:font-size-asian="8.75pt" style:font-style-asian="normal" style:font-weight-asian="normal" style:font-size-complex="10pt" style:font-style-complex="normal" style:font-weight-complex="normal" fo:hyphenate="true" fo:hyphenation-remain-char-count="2" fo:hyphenation-push-char-count="2"/>
    </style:style>
    <style:style style:name="P66" style:family="paragraph" style:parent-style-name="Text_20_body" style:list-style-name="L5">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67" style:family="paragraph" style:parent-style-name="Text_20_body" style:list-style-name="L6">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68"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0e03c" style:font-size-asian="8.75pt" style:font-style-asian="normal" style:font-weight-asian="normal" style:font-size-complex="10pt" style:font-style-complex="normal" style:font-weight-complex="normal" fo:hyphenate="true" fo:hyphenation-remain-char-count="2" fo:hyphenation-push-char-count="2"/>
    </style:style>
    <style:style style:name="P69" style:family="paragraph" style:parent-style-name="Text_20_body" style:list-style-name="L5">
      <style:paragraph-properties fo:hyphenation-ladder-count="no-limit" style:shadow="none">
        <style:tab-stops/>
        <style:drop-cap/>
      </style:paragraph-properties>
      <style:text-properties style:text-underline-style="none" fo:font-weight="normal" officeooo:rsid="00d0e03c" officeooo:paragraph-rsid="00d0e03c" style:font-weight-asian="normal" style:font-weight-complex="normal" fo:hyphenate="true" fo:hyphenation-remain-char-count="2" fo:hyphenation-push-char-count="2"/>
    </style:style>
    <style:style style:name="P70" style:family="paragraph" style:parent-style-name="Text_20_body">
      <style:paragraph-properties fo:hyphenation-ladder-count="no-limit" style:shadow="none">
        <style:tab-stops/>
        <style:drop-cap/>
      </style:paragraph-properties>
      <style:text-properties style:font-name="DejaVu Serif" fo:font-size="10pt" fo:font-style="normal" style:text-underline-style="none" fo:font-weight="normal" officeooo:rsid="00d0e03c" officeooo:paragraph-rsid="00d3d098" style:font-size-asian="10pt" style:font-style-asian="normal" style:font-weight-asian="normal" style:font-size-complex="10pt" style:font-style-complex="normal" style:font-weight-complex="normal" fo:hyphenate="true" fo:hyphenation-remain-char-count="2" fo:hyphenation-push-char-count="2"/>
    </style:style>
    <style:style style:name="P71" style:family="paragraph" style:parent-style-name="Text_20_body">
      <style:paragraph-properties fo:break-before="page"/>
    </style:style>
    <style:style style:name="T1" style:family="text">
      <style:text-properties style:text-underline-style="none" fo:font-weight="normal" officeooo:rsid="00419d1c" style:font-weight-asian="normal" style:font-weight-complex="normal"/>
    </style:style>
    <style:style style:name="T2" style:family="text">
      <style:text-properties style:use-window-font-color="true" fo:font-size="10pt" fo:font-style="normal" style:text-underline-style="none" officeooo:rsid="002e3903" fo:background-color="transparent" loext:char-shading-value="0" style:font-name-asian="DejaVu Sans" style:font-size-asian="10pt" style:font-style-asian="normal" style:font-name-complex="DejaVu Sans" style:font-size-complex="10pt" style:font-style-complex="normal"/>
    </style:style>
    <style:style style:name="T3" style:family="text">
      <style:text-properties style:use-window-font-color="true" fo:font-size="10pt" style:text-underline-style="none" fo:background-color="transparent" loext:char-shading-value="0" style:font-name-asian="DejaVu Sans" style:font-size-asian="10pt" style:font-name-complex="DejaVu Sans" style:font-size-complex="10pt"/>
    </style:style>
    <style:style style:name="T4" style:family="text">
      <style:text-properties style:use-window-font-color="true" fo:font-size="10pt" style:text-underline-style="none" officeooo:rsid="002e3903" fo:background-color="transparent" loext:char-shading-value="0" style:font-name-asian="DejaVu Sans" style:font-size-asian="10pt" style:font-name-complex="DejaVu Sans" style:font-size-complex="10pt"/>
    </style:style>
    <style:style style:name="T5" style:family="text">
      <style:text-properties style:use-window-font-color="true" fo:font-size="10pt" style:text-underline-style="none" officeooo:rsid="009775cd" fo:background-color="transparent" loext:char-shading-value="0" style:font-name-asian="DejaVu Sans" style:font-size-asian="10pt" style:font-name-complex="DejaVu Sans" style:font-size-complex="10pt"/>
    </style:style>
    <style:style style:name="T6" style:family="text">
      <style:text-properties style:use-window-font-color="true" fo:font-size="10pt" fo:language="fr" fo:country="BE" fo:font-weight="bold" fo:background-color="transparent" loext:char-shading-value="0" style:font-name-asian="DejaVu Sans" style:font-size-asian="10pt" style:font-weight-asian="bold" style:font-name-complex="DejaVu Sans" style:font-size-complex="10pt" style:font-weight-complex="bold"/>
    </style:style>
    <style:style style:name="T7" style:family="text">
      <style:text-properties style:use-window-font-color="true" fo:font-size="10pt" fo:language="fr" fo:country="BE" fo:font-weight="bold" officeooo:rsid="002e3903" fo:background-color="transparent" loext:char-shading-value="0" style:font-name-asian="DejaVu Sans" style:font-size-asian="10pt" style:font-weight-asian="bold" style:font-name-complex="DejaVu Sans" style:font-size-complex="10pt" style:font-weight-complex="bold"/>
    </style:style>
    <style:style style:name="T8" style:family="text">
      <style:text-properties style:use-window-font-color="true" fo:font-size="10pt" fo:language="fr" fo:country="BE" fo:background-color="transparent" loext:char-shading-value="0" style:font-name-asian="DejaVu Sans" style:font-size-asian="10pt" style:font-name-complex="DejaVu Sans" style:font-size-complex="10pt"/>
    </style:style>
    <style:style style:name="T9" style:family="text">
      <style:text-properties style:use-window-font-color="true" fo:font-style="normal" style:text-underline-style="none" fo:background-color="transparent" loext:char-shading-value="0" style:font-name-asian="DejaVu Sans" style:font-style-asian="normal" style:font-name-complex="DejaVu Sans" style:font-style-complex="normal"/>
    </style:style>
    <style:style style:name="T10" style:family="text">
      <style:text-properties style:use-window-font-color="true" fo:font-style="normal" style:text-underline-style="none" officeooo:rsid="002e3903" fo:background-color="transparent" loext:char-shading-value="0" style:font-name-asian="DejaVu Sans" style:font-style-asian="normal" style:font-name-complex="DejaVu Sans" style:font-style-complex="normal"/>
    </style:style>
    <style:style style:name="T11" style:family="text">
      <style:text-properties style:use-window-font-color="true" fo:font-style="normal" style:text-underline-style="none" officeooo:rsid="00aa8cd4" fo:background-color="transparent" loext:char-shading-value="0" style:font-name-asian="DejaVu Sans" style:font-style-asian="normal" style:font-name-complex="DejaVu Sans" style:font-style-complex="normal"/>
    </style:style>
    <style:style style:name="T12" style:family="text">
      <style:text-properties style:use-window-font-color="true" fo:language="fr" fo:country="BE" fo:font-style="normal" style:text-underline-style="none" fo:font-weight="bold" officeooo:rsid="002e3903" fo:background-color="transparent" loext:char-shading-value="0" style:font-name-asian="DejaVu Sans" style:font-style-asian="normal" style:font-weight-asian="bold" style:font-name-complex="DejaVu Sans" style:font-style-complex="normal" style:font-weight-complex="bold"/>
    </style:style>
    <style:style style:name="T13" style:family="text">
      <style:text-properties style:use-window-font-color="true" fo:language="fr" fo:country="BE" fo:font-style="normal" style:text-underline-style="none" fo:font-weight="bold" fo:background-color="transparent" loext:char-shading-value="0" style:font-name-asian="DejaVu Sans" style:font-size-asian="10pt" style:font-style-asian="normal" style:font-weight-asian="bold" style:font-name-complex="DejaVu Sans" style:font-style-complex="normal" style:font-weight-complex="bold"/>
    </style:style>
    <style:style style:name="T14" style:family="text">
      <style:text-properties style:use-window-font-color="true" fo:language="fr" fo:country="BE" fo:font-style="normal" style:text-underline-style="none" fo:font-weight="bold" officeooo:rsid="002e3903" fo:background-color="transparent" loext:char-shading-value="0" style:font-name-asian="DejaVu Sans" style:font-size-asian="10pt" style:font-style-asian="normal" style:font-weight-asian="bold" style:font-name-complex="DejaVu Sans" style:font-style-complex="normal" style:font-weight-complex="bold"/>
    </style:style>
    <style:style style:name="T15" style:family="text">
      <style:text-properties style:use-window-font-color="true" fo:language="fr" fo:country="BE" fo:font-style="normal" style:text-underline-style="none" fo:background-color="transparent" loext:char-shading-value="0" style:font-name-asian="DejaVu Sans" style:font-size-asian="10pt" style:font-style-asian="normal" style:font-name-complex="DejaVu Sans" style:font-style-complex="normal"/>
    </style:style>
    <style:style style:name="T16" style:family="text">
      <style:text-properties officeooo:rsid="009775cd"/>
    </style:style>
    <style:style style:name="T17" style:family="text">
      <style:text-properties officeooo:rsid="00ab4cc2"/>
    </style:style>
    <style:style style:name="T18" style:family="text">
      <style:text-properties officeooo:rsid="00bc2e24"/>
    </style:style>
    <style:style style:name="T19" style:family="text">
      <style:text-properties fo:font-weight="bold" style:font-weight-asian="bold" style:font-weight-complex="bold"/>
    </style:style>
    <style:style style:name="T20" style:family="text">
      <style:text-properties style:font-name="DejaVu Serif" fo:font-size="10pt" fo:font-style="normal" style:text-underline-style="none" fo:font-weight="normal" officeooo:rsid="00d02697" style:font-size-asian="8.75pt" style:font-style-asian="normal" style:font-weight-asian="normal" style:font-size-complex="10pt" style:font-style-complex="normal" style:font-weight-complex="normal"/>
    </style:style>
    <style:style style:name="T21" style:family="text">
      <style:text-properties style:font-name="DejaVu Serif" fo:font-size="10pt" fo:font-style="normal" style:text-underline-style="solid" style:text-underline-width="auto" style:text-underline-color="font-color" fo:font-weight="bold" style:font-size-asian="8.75pt" style:font-style-asian="normal" style:font-weight-asian="bold" style:font-size-complex="10pt" style:font-style-complex="normal" style:font-weight-complex="bold"/>
    </style:style>
    <style:style style:name="T22" style:family="text">
      <style:text-properties style:font-name="DejaVu Serif" fo:font-size="10pt" fo:font-style="normal" style:text-underline-style="solid" style:text-underline-width="auto" style:text-underline-color="font-color" fo:font-weight="bold" officeooo:rsid="00d02697" style:font-size-asian="8.75pt" style:font-style-asian="normal" style:font-weight-asian="bold" style:font-size-complex="10pt" style:font-style-complex="normal" style:font-weight-complex="bold"/>
    </style:style>
    <style:style style:name="T23" style:family="text">
      <style:text-properties style:font-name="DejaVu Serif" fo:font-size="10pt" fo:font-style="normal" style:font-size-asian="8.75pt" style:font-style-asian="normal" style:font-size-complex="10pt" style:font-style-complex="normal"/>
    </style:style>
    <style:style style:name="T24" style:family="text">
      <style:text-properties style:font-name="DejaVu Serif" fo:font-size="10pt" fo:font-style="normal" officeooo:rsid="00d02697" style:font-size-asian="8.75pt" style:font-style-asian="normal" style:font-size-complex="10pt" style:font-style-complex="normal"/>
    </style:style>
    <style:style style:name="T25" style:family="text">
      <style:text-properties fo:font-size="10pt" style:font-size-asian="8.75pt" style:font-size-complex="10pt"/>
    </style:style>
    <style:style style:name="T26" style:family="text">
      <style:text-properties fo:font-size="10pt" fo:font-style="italic" style:text-underline-style="solid" style:text-underline-width="auto" style:text-underline-color="font-color" fo:font-weight="bold" style:font-size-asian="8.75pt" style:font-style-asian="italic" style:font-weight-asian="bold" style:font-size-complex="10pt" style:font-style-complex="italic" style:font-weight-complex="bold"/>
    </style:style>
    <style:style style:name="T27" style:family="text">
      <style:text-properties fo:font-size="10pt" style:font-size-asian="10pt" style:font-size-complex="10pt"/>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style:font-name="Times New Roman" fo:font-size="12pt" fo:language="fr" fo:country="FR" style:font-size-asian="12pt" style:font-name-complex="Times New Roman"/>
    </style:style>
    <style:style style:name="T30" style:family="text">
      <style:text-properties style:font-name="Times New Roman" fo:font-size="12pt" fo:language="fr" fo:country="FR" style:text-underline-style="solid" style:text-underline-width="auto" style:text-underline-color="font-color" fo:font-weight="bold" style:font-size-asian="12pt" style:font-weight-asian="bold" style:font-name-complex="Times New Roman"/>
    </style:style>
    <style:style style:name="T31" style:family="text">
      <style:text-properties style:font-name="Times New Roman" fo:font-size="12pt" fo:language="fr" fo:country="FR" style:text-underline-style="solid" style:text-underline-width="auto" style:text-underline-color="font-color" style:font-size-asian="12pt" style:font-name-complex="Times New Roman"/>
    </style:style>
    <style:style style:name="T32" style:family="text">
      <style:text-properties style:font-name="Times New Roman" fo:font-size="12pt" fo:language="fr" fo:country="FR" fo:font-style="italic" style:text-underline-style="solid" style:text-underline-width="auto" style:text-underline-color="font-color" fo:font-weight="bold" style:font-size-asian="12pt" style:font-style-asian="italic" style:font-weight-asian="bold" style:font-name-complex="Times New Roman"/>
    </style:style>
    <style:style style:name="T33" style:family="text">
      <style:text-properties style:font-name="Times New Roman" fo:font-size="12pt" fo:language="fr" fo:country="FR" fo:font-style="italic" fo:font-weight="bold" style:font-size-asian="12pt" style:font-style-asian="italic" style:font-weight-asian="bold" style:font-name-complex="Times New Roman"/>
    </style:style>
    <style:style style:name="T34" style:family="text">
      <style:text-properties fo:font-size="12pt" fo:language="fr" fo:country="FR" style:font-size-asian="12pt" style:font-name-complex="Times New Roman"/>
    </style:style>
    <style:style style:name="T35" style:family="text">
      <style:text-properties fo:font-size="12pt" fo:language="fr" fo:country="FR" fo:font-style="italic" style:text-underline-style="solid" style:text-underline-width="auto" style:text-underline-color="font-color" fo:font-weight="bold" style:font-size-asian="12pt" style:font-style-asian="italic" style:font-weight-asian="bold" style:font-name-complex="Times New Roman"/>
    </style:style>
    <style:style style:name="T36" style:family="text">
      <style:text-properties fo:font-size="12pt" fo:language="fr" fo:country="FR" fo:font-style="italic" fo:font-weight="bold" style:font-size-asian="12pt" style:font-style-asian="italic" style:font-weight-asian="bold" style:font-name-complex="Times New Roman"/>
    </style:style>
    <style:style style:name="T37" style:family="text">
      <style:text-properties fo:font-size="12pt" fo:language="fr" fo:country="FR" style:text-underline-style="solid" style:text-underline-width="auto" style:text-underline-color="font-color" fo:font-weight="bold" style:font-size-asian="12pt" style:font-weight-asian="bold" style:font-name-complex="Times New Roman"/>
    </style:style>
    <style:style style:name="T38" style:family="text">
      <style:text-properties fo:font-size="12pt" fo:language="fr" fo:country="FR" style:text-underline-style="solid" style:text-underline-width="auto" style:text-underline-color="font-color" style:font-size-asian="12pt" style:font-name-complex="Times New Roman"/>
    </style:style>
    <style:style style:name="T39" style:family="text">
      <style:text-properties fo:language="fr" fo:country="FR" style:font-name-complex="Times New Roman"/>
    </style:style>
    <style:style style:name="T40" style:family="text">
      <style:text-properties fo:language="fr" fo:country="FR" fo:font-style="italic" style:text-underline-style="solid" style:text-underline-width="auto" style:text-underline-color="font-color" fo:font-weight="bold" style:font-style-asian="italic" style:font-weight-asian="bold" style:font-name-complex="Times New Roman"/>
    </style:style>
    <style:style style:name="T41" style:family="text">
      <style:text-properties fo:language="fr" fo:country="FR" fo:font-style="italic" fo:font-weight="bold" style:font-style-asian="italic" style:font-weight-asian="bold" style:font-name-complex="Times New Roman"/>
    </style:style>
    <style:style style:name="T42" style:family="text">
      <style:text-properties fo:language="fr" fo:country="FR" style:text-underline-style="solid" style:text-underline-width="auto" style:text-underline-color="font-color" fo:font-weight="bold" style:font-weight-asian="bold" style:font-name-complex="Times New Roman"/>
    </style:style>
    <style:style style:name="T43" style:family="text">
      <style:text-properties fo:language="fr" fo:country="FR" style:text-underline-style="solid" style:text-underline-width="auto" style:text-underline-color="font-color" style:font-name-complex="Times New Roman"/>
    </style:style>
    <style:style style:name="T44" style:family="text">
      <style:text-properties officeooo:rsid="00d3d098"/>
    </style:style>
    <style:style style:name="T45" style:family="text">
      <style:text-properties style:font-name="DejaVu Serif"/>
    </style:style>
    <style:style style:name="T46" style:family="text">
      <style:text-properties style:font-name="DejaVu Serif" fo:font-size="10pt" style:font-size-asian="10pt" style:font-size-complex="10pt"/>
    </style:style>
    <style:style style:name="T47" style:family="text">
      <style:text-properties style:font-name="DejaVu Serif"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placeholder text:placeholder-type="text">&lt;for each="line in objects"&gt;</text:placeholder></text:p>
      <table:table table:name="Tableau1" table:style-name="Tableau1">
        <table:table-column table:style-name="Tableau1.A"/>
        <table:table-row table:style-name="Tableau1.1">
          <table:table-cell table:style-name="Tableau1.A1" office:value-type="string">
            <text:p text:style-name="P41">BAIL de CHASSE sous SEING PRIVÉ</text:p>
          </table:table-cell>
        </table:table-row>
      </table:table>
      <text:p text:style-name="P18"/>
      <text:p text:style-name="P19"/>
      <text:p text:style-name="P20">Entre les sousignés,</text:p>
      <text:list xml:id="list7793478455074245989" text:style-name="L1">
        <text:list-item>
          <text:p text:style-name="P51"><text:span text:style-name="T4"><text:placeholder text:placeholder-type="text">&lt;line.bailleur.name&gt;</text:placeholder></text:span><text:span text:style-name="T4">, </text:span><text:span text:style-name="T5">ci-après désignés le bailleur, propriétaire d'un droit de chasse,</text:span></text:p>
        </text:list-item>
      </text:list>
      <text:p text:style-name="P1"/>
      <text:p text:style-name="P8">Et,</text:p>
      <text:p text:style-name="P2"/>
      <text:list xml:id="list3094726462869088168" text:style-name="L2">
        <text:list-item>
          <text:p text:style-name="P52"><text:span text:style-name="T2"><text:placeholder text:placeholder-type="text">&lt;line.locataire.name&gt;</text:placeholder></text:span><text:span text:style-name="T4">, </text:span><text:span text:style-name="T5">ci-après désigné le locataire, qui loue ce droit exclusif de chasse conformément aux conditions qui suivent,</text:span></text:p>
        </text:list-item>
      </text:list>
      <text:p text:style-name="P1"/>
      <text:p text:style-name="P3"><text:span text:style-name="T5">I</text:span><text:span text:style-name="T3">l a été convenu ce qui suit :</text:span></text:p>
      <text:p text:style-name="P21"/>
      <text:p text:style-name="P22">A<text:span text:style-name="T16">RTICLE 1 – SURFACE concernée par le BAIL :</text:span></text:p>
      <text:list xml:id="list4164523588876027471" text:style-name="L3">
        <text:list-item>
          <text:p text:style-name="P59">surface appartenant au bailleur :</text:p>
        </text:list-item>
      </text:list>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2"><text:span text:style-name="T10">C</text:span><text:span text:style-name="T9">ommune</text:span></text:p>
          </table:table-cell>
          <table:table-cell table:style-name="Tableau2.A1" office:value-type="string">
            <text:p text:style-name="P42">Section</text:p>
          </table:table-cell>
          <table:table-cell table:style-name="Tableau2.A1" office:value-type="string">
            <text:p text:style-name="P42"><text:span text:style-name="T10">P</text:span><text:span text:style-name="T9">arcelle</text:span></text:p>
          </table:table-cell>
          <table:table-cell table:style-name="Tableau2.D1" office:value-type="string">
            <text:p text:style-name="P42"><text:span text:style-name="T10">S</text:span><text:span text:style-name="T9">urface (ha)</text:span></text:p>
          </table:table-cell>
        </table:table-row>
        <table:table-row>
          <table:table-cell table:style-name="Tableau2.A2" table:number-columns-spanned="4" office:value-type="string">
            <text:p text:style-name="P45"><text:placeholder text:placeholder-type="text">&lt;for each="p in line.plots"&gt;</text:placeholder></text:p>
          </table:table-cell>
          <table:covered-table-cell/>
          <table:covered-table-cell/>
          <table:covered-table-cell/>
        </table:table-row>
        <table:table-row>
          <table:table-cell table:style-name="Tableau2.A3" table:number-columns-spanned="4" office:value-type="string">
            <text:p text:style-name="P47"><text:span text:style-name="T1"><text:placeholder text:placeholder-type="text">&lt;if test="p.sslocation==True"&gt;</text:placeholder></text:span><text:span text:style-name="T1"> </text:span></text:p>
          </table:table-cell>
          <table:covered-table-cell/>
          <table:covered-table-cell/>
          <table:covered-table-cell/>
        </table:table-row>
        <table:table-row>
          <table:table-cell table:style-name="Tableau2.A4" office:value-type="string">
            <text:p text:style-name="P4"><text:span text:style-name="T10"><text:placeholder text:placeholder-type="text">&lt;p.plot.section.commune.tex2.name&gt;</text:placeholder></text:span><text:span text:style-name="T10">-</text:span><text:span text:style-name="T10"><text:placeholder text:placeholder-type="text">&lt;p.plot.section.commune.idu&gt;</text:placeholder></text:span></text:p>
          </table:table-cell>
          <table:table-cell table:style-name="Tableau2.B4" office:value-type="string">
            <text:p text:style-name="P9"><text:placeholder text:placeholder-type="text">&lt;p.plot.section.tex&gt;</text:placeholder></text:p>
          </table:table-cell>
          <table:table-cell table:style-name="Tableau2.C4" office:value-type="string">
            <text:p text:style-name="P10"><text:placeholder text:placeholder-type="text">&lt;p.plot.tex&gt;</text:placeholder></text:p>
          </table:table-cell>
          <table:table-cell table:style-name="Tableau2.D4" office:value-type="string">
            <text:p text:style-name="P6"><text:span text:style-name="T10"><text:placeholder text:placeholder-type="text">&lt;p.plot.supf&gt;</text:placeholder></text:span><text:span text:style-name="T10"> </text:span><text:span text:style-name="T11">ha</text:span></text:p>
          </table:table-cell>
        </table:table-row>
        <table:table-row>
          <table:table-cell table:style-name="Tableau2.A5" table:number-columns-spanned="4" office:value-type="string">
            <text:p text:style-name="P48"><text:placeholder text:placeholder-type="text">&lt;/if&gt;</text:placeholder></text:p>
          </table:table-cell>
          <table:covered-table-cell/>
          <table:covered-table-cell/>
          <table:covered-table-cell/>
        </table:table-row>
        <table:table-row>
          <table:table-cell table:style-name="Tableau2.A6" table:number-columns-spanned="4" office:value-type="string">
            <text:p text:style-name="P14"><text:placeholder text:placeholder-type="text">&lt;/for&gt;</text:placeholder></text:p>
          </table:table-cell>
          <table:covered-table-cell/>
          <table:covered-table-cell/>
          <table:covered-table-cell/>
        </table:table-row>
      </table:table>
      <text:p text:style-name="P16">Surface totale : <text:span text:style-name="T10"><text:placeholder text:placeholder-type="text">&lt;line.totsurfloc&gt;</text:placeholder></text:span><text:span text:style-name="T10"> </text:span><text:span text:style-name="T9">ha</text:span></text:p>
      <text:list xml:id="list160011016706523" text:continue-numbering="true" text:style-name="L3">
        <text:list-item>
          <text:p text:style-name="P60">surface <text:span text:style-name="T17">des enclaves en sous-location :</text:span></text:p>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3"><text:span text:style-name="T10">C</text:span><text:span text:style-name="T9">ommune</text:span></text:p>
          </table:table-cell>
          <table:table-cell table:style-name="Tableau3.A1" office:value-type="string">
            <text:p text:style-name="P43">Section</text:p>
          </table:table-cell>
          <table:table-cell table:style-name="Tableau3.A1" office:value-type="string">
            <text:p text:style-name="P43"><text:span text:style-name="T10">P</text:span><text:span text:style-name="T9">arcelle</text:span></text:p>
          </table:table-cell>
          <table:table-cell table:style-name="Tableau3.D1" office:value-type="string">
            <text:p text:style-name="P43"><text:span text:style-name="T10">S</text:span><text:span text:style-name="T9">urface (ha)</text:span></text:p>
          </table:table-cell>
        </table:table-row>
        <table:table-row>
          <table:table-cell table:style-name="Tableau3.A2" table:number-columns-spanned="4" office:value-type="string">
            <text:p text:style-name="P44"><text:placeholder text:placeholder-type="text">&lt;for each="p in line.plots"&gt;</text:placeholder></text:p>
          </table:table-cell>
          <table:covered-table-cell/>
          <table:covered-table-cell/>
          <table:covered-table-cell/>
        </table:table-row>
        <table:table-row>
          <table:table-cell table:style-name="Tableau3.A3" table:number-columns-spanned="4" office:value-type="string">
            <text:p text:style-name="P46"><text:placeholder text:placeholder-type="text">&lt;if test="p.sslocation==False"&gt;</text:placeholder></text:p>
          </table:table-cell>
          <table:covered-table-cell/>
          <table:covered-table-cell/>
          <table:covered-table-cell/>
        </table:table-row>
        <table:table-row>
          <table:table-cell table:style-name="Tableau3.A4" office:value-type="string">
            <text:p text:style-name="P5"><text:span text:style-name="T10"><text:placeholder text:placeholder-type="text">&lt;p.plot.section.commune.tex2.name&gt;</text:placeholder></text:span><text:span text:style-name="T10">-</text:span><text:span text:style-name="T10"><text:placeholder text:placeholder-type="text">&lt;p.plot.section.commune.idu&gt;</text:placeholder></text:span></text:p>
          </table:table-cell>
          <table:table-cell table:style-name="Tableau3.B4" office:value-type="string">
            <text:p text:style-name="P11"><text:placeholder text:placeholder-type="text">&lt;p.plot.section.tex&gt;</text:placeholder></text:p>
          </table:table-cell>
          <table:table-cell table:style-name="Tableau3.C4" office:value-type="string">
            <text:p text:style-name="P11"><text:placeholder text:placeholder-type="text">&lt;p.plot.tex&gt;</text:placeholder></text:p>
          </table:table-cell>
          <table:table-cell table:style-name="Tableau3.D4" office:value-type="string">
            <text:p text:style-name="P7"><text:span text:style-name="T10"><text:placeholder text:placeholder-type="text">&lt;p.plot.supf&gt;</text:placeholder></text:span><text:span text:style-name="T10"> </text:span><text:span text:style-name="T11">ha</text:span></text:p>
          </table:table-cell>
        </table:table-row>
        <table:table-row>
          <table:table-cell table:style-name="Tableau3.A5" table:number-columns-spanned="4" office:value-type="string">
            <text:p text:style-name="P49"><text:placeholder text:placeholder-type="text">&lt;/if&gt;</text:placeholder></text:p>
          </table:table-cell>
          <table:covered-table-cell/>
          <table:covered-table-cell/>
          <table:covered-table-cell/>
        </table:table-row>
        <table:table-row>
          <table:table-cell table:style-name="Tableau3.A6" table:number-columns-spanned="4" office:value-type="string">
            <text:p text:style-name="P15"><text:placeholder text:placeholder-type="text">&lt;/for&gt;</text:placeholder></text:p>
          </table:table-cell>
          <table:covered-table-cell/>
          <table:covered-table-cell/>
          <table:covered-table-cell/>
        </table:table-row>
      </table:table>
      <text:p text:style-name="P17">Surface totale : <text:span text:style-name="T10"><text:placeholder text:placeholder-type="text">&lt;line.totsurfnotloc&gt;</text:placeholder></text:span><text:span text:style-name="T10"> </text:span><text:span text:style-name="T9">ha</text:span></text:p>
      <text:p text:style-name="P24"/>
      <text:p text:style-name="P13">Conformément <text:span text:style-name="T18">à la Loi locale, le cahier des charges-type s'applique sur les seuls fonds enclavés en sous-location pour toutes les clauses qui ne sont pas en contradiction avec les clauses du présent bail, ou qui ne fugirent pas dansle présent bail.</text:span></text:p>
      <text:p text:style-name="P13"/>
      <text:p text:style-name="P12">Ainsi, la surface totale concernée par le bail, telle qu'elle est énoncée au Livre Focnier, est de , dont ha réellement boisés. Le présent bail est signé sans garantie de surface.</text:p>
      <text:p text:style-name="P29">ARTICLE 2 - DURÉE</text:p>
      <text:p text:style-name="P25">La présente location est faite pour une durée ferme de <text:span text:style-name="T12"><text:placeholder text:placeholder-type="text">&lt;line.duree&gt;</text:placeholder></text:span><text:span text:style-name="T19"> années à compter du </text:span><text:span text:style-name="T12"><text:placeholder text:placeholder-type="text">&lt;line.datedeb&gt;</text:placeholder></text:span><text:span text:style-name="T19">, venant à échéance le </text:span><text:span text:style-name="T12"><text:placeholder text:placeholder-type="text">&lt;line.datefin&gt;</text:placeholder></text:span><text:span text:style-name="T19">.</text:span></text:p>
      <text:p text:style-name="P30">ARTICLE 3 – PRIX du LOYER</text:p>
      <text:p text:style-name="P26"><text:soft-page-break/>Le loyer annuel est fixé <text:span text:style-name="T19">à</text:span> <text:span text:style-name="T14"><text:placeholder text:placeholder-type="text">&lt;line.loyer&gt;</text:placeholder></text:span><text:span text:style-name="T14"> </text:span><text:span text:style-name="T13">€/an</text:span><text:span text:style-name="T15">. Cette somme comprend le loyer versé par le bailleur à la commune pour les enclaves énumérées à l'article 1 ci-dessus. Les taxes et charges, actuelles et à venir, relatives au droit de chasse et à son exercice sont à la charge du locataire, de même que les cotisations au Syndicat des Chasseurs en Forêt, et les compléments qu'il serait susceptible d'appeler.</text:span></text:p>
      <text:p text:style-name="P38">L'indemnisation des dégâts de gibier et la prise en charge des frais de protection des arbres et des cultures sont à la charge du locataire, conformément aux conditions définies dans les articles 10 et 11 qui suivent.</text:p>
      <text:p text:style-name="P38">En cas de modifications au cours du bail de la surface chassable, le prix sera révisé proportionnellement à la variation de surface subie, à condition que cette variation soit supérieure à 5 % par rapport à l'ancienne surface chassable.</text:p>
      <text:p text:style-name="P26"><text:span text:style-name="T15">Le prix est révisé annuellement en lui appliquant l'indice national du coût de la vie de Février, l'indice de référence étant celui de </text:span><text:span text:style-name="T13">Février</text:span><text:span text:style-name="T15"> </text:span><text:span text:style-name="T14"><text:placeholder text:placeholder-type="text">&lt;line.indiceref.annee&gt;</text:placeholder></text:span><text:span text:style-name="T14"> </text:span><text:span text:style-name="T13">soit </text:span><text:span text:style-name="T14"><text:placeholder text:placeholder-type="text">&lt;line.indiceref.valeur&gt;</text:placeholder></text:span><text:span text:style-name="T14">.</text:span></text:p>
      <text:p text:style-name="P31">ARTICLE 4 – PAIEMENT et CAUTION</text:p>
      <text:p text:style-name="P32"><text:span text:style-name="T25">Le prix du loyer est payé chaque année </text:span><text:span text:style-name="T26">avant le 15 MAI dernier délai.</text:span></text:p>
      <text:p text:style-name="P33"><text:span text:style-name="T25">Le premier loyer est payé à la signature du bail. Le preneur apportera, à la signature du bail, une caution bancaire pour la durée du présent bail (</text:span><text:span text:style-name="T7"><text:placeholder text:placeholder-type="text">&lt;line.datedeb&gt;</text:placeholder></text:span><text:span text:style-name="T7"> </text:span><text:span text:style-name="T6">à </text:span><text:span text:style-name="T7"><text:placeholder text:placeholder-type="text">&lt;line.datefin&gt;</text:placeholder></text:span><text:span text:style-name="T6">)</text:span><text:span text:style-name="T8">.</text:span></text:p>
      <text:p text:style-name="P40">ARTICLE 5 – RENDEMENT de la CHASSE</text:p>
      <text:p text:style-name="P39">Le présent bail ne porte que sur le droit de chasser sur le territoire défini à l'article 1. Le rendement de la chasse n'est pas garanti. Dans l'hypothèse où le gibier viendrait à être décimé par une épidémie, le locataire s'interdit de poursuivre en résiliation du bail, ou en diminution du prix du loyer, et renonce à seprévaloir des dispositions de l'article 1722 du Code Civil.</text:p>
      <text:p text:style-name="P34">ARTICLE 6 – MOTIFS de RÉSILIATION en COURS de BAIL</text:p>
      <text:p text:style-name="P27">Toute demande de résiliation avant son terme normal tel qu'il est défini à l'article 2 doit être motivée et notifiée par lettre recommandée avec accusé de réception. Les seuls motifs de résiliation totale ou partielle, sauf accord amiable entre les parties, sont les suivants :</text:p>
      <text:p text:style-name="P27"><text:tab/><text:span text:style-name="T19">D</text:span><text:span text:style-name="T28">'offre et sans préavis en cas de</text:span> :</text:p>
      <text:list xml:id="list7846753957217811447" text:style-name="L4">
        <text:list-item>
          <text:list>
            <text:list-item>
              <text:p text:style-name="P65">vente de la propriété, ou partie de la propriété, à laquelle est attaché le droit de chasse loué.</text:p>
            </text:list-item>
          </text:list>
        </text:list-item>
      </text:list>
      <text:p text:style-name="P37"><text:span text:style-name="T20"><text:tab/></text:span><text:span text:style-name="T22">À la demande du bailleur en cas de :</text:span></text:p>
      <text:list xml:id="list6937889689361847660" text:style-name="L5">
        <text:list-item>
          <text:list>
            <text:list-item>
              <text:p text:style-name="P69"><text:span text:style-name="T24">n</text:span><text:span text:style-name="T23">on-réalisation du plan de tir minimum deux années consécutives pour les cerfs ou les chevreuils sur le lot dans lequel se trouvent les surfaces concernées ;</text:span></text:p>
            </text:list-item>
            <text:list-item>
              <text:p text:style-name="P66">non-respect d'une ou plusieurs clauses du présent bail ;</text:p>
            </text:list-item>
            <text:list-item>
              <text:p text:style-name="P66">non-paiement du loyer dans les délais prévus à l'article 4 ;</text:p>
            </text:list-item>
            <text:list-item>
              <text:p text:style-name="P66">non paiement des dégâts de gibier au bailleur conformément à l'article 10.</text:p>
            </text:list-item>
          </text:list>
        </text:list-item>
      </text:list>
      <text:p text:style-name="P28">La résiliation interviendrait de plein droit 15 jours calendaires après la réception de la mise en demeure restée sans effet, et renvoyée par lettre recommandée avec accusé de réception.</text:p>
      <text:p text:style-name="P36"><text:span text:style-name="T23"><text:tab/></text:span><text:span text:style-name="T21">À la demande du locataire :</text:span></text:p>
      <text:list xml:id="list70117187669845670" text:style-name="L6">
        <text:list-item>
          <text:list>
            <text:list-item>
              <text:p text:style-name="P67">en cas d'impossibilité prouvée de la part du locataire qui ne peut plus exercer son droit de chasse ;</text:p>
            </text:list-item>
            <text:list-item>
              <text:p text:style-name="P67">en cas de soustraction à l'exercice de la chasse de plus de 15 % de la surface concernée (Article 1).</text:p>
            </text:list-item>
          </text:list>
        </text:list-item>
      </text:list>
      <text:p text:style-name="P28">La demande de résiliation doit être faite par lettre recommandée avec accusé de réception. La résiliation intervient au bout d'un délai d'un mois, courant à partir de la date de réception de la mise en demeure de paiement restée sans effet et envoyée par lettre recommandée avec accusé de réception, ou bien après simple avis envoyé dans les mêmes conditions en cas de non-respect des clauses du bail, des plans de tir, ou pour les autres motifs prévus ci-dessus.</text:p>
      <text:p text:style-name="P35">ARTICLE 7 – CESSION du DROIT de CHASSE – SOSU-LOCATION</text:p>
      <text:p text:style-name="P28">Toute cession ou sous-location du droit de chasse sur la totalité ou sur une partie des surfaces définies à l'article 1 est interdite, sauf accord préalable et écrit du bailleur.</text:p>
      <text:p text:style-name="P35"><text:soft-page-break/>ARTI<text:span text:style-name="T44">C</text:span>LE 8 – TRAVAUX FORESTIERS</text:p>
      <text:p text:style-name="P70"><text:span text:style-name="T39">Le bailleur se réserve le droit d'effectuer des travaux forestiers et des travaux d'infrastructure routière sur les surfaces concernées, comme bon lui semble sans que le locataire puisse revendiquer d'indemnité ou de réduction de loyer, sauf en cas d'impossibilité prouvée d'exercer la chasse sur plus de 5 % de la surface concernée et définie à l'article 1.</text:span></text:p>
      <text:p text:style-name="P70"/>
      <text:p text:style-name="P53"><text:span text:style-name="T39">ARTICLE 9 - DEMANDE de PLAN de CHASSE</text:span></text:p>
      <text:p text:style-name="P55"/>
      <text:p text:style-name="Text_20_body"><text:span text:style-name="T46">Le locataire est chargé d'effectuer en temps et heure la demande de plan de chasse sur les surfaces définies à l'article 1. Il devra adresser au bailleur copie de sa demande et du compte-rendu de l'année précédente, chaque année pour le 15 Février.</text:span></text:p>
      <text:p text:style-name="P61">Le nombre de bracelets demandé et la réalisation des tirs dans le(s) lot(s) de chasse contenant les surfaces concernées par le bail doivent permettre de maintenir les dégâts en dessous du seuil d'indemnisation fixé à l'article 10.</text:p>
      <text:p text:style-name="P61">En cas de demande de chasse non satisfaite, le locataire devra user de toutes les procédures de recours qui sont en son pouvoir pour obtenir les autorisations nécessaires à la régulation du gibier, permettant de maintenir les dégâts dans des proportions inférieures au seuil d'indemnisation fixé à l'article 10.</text:p>
      <text:p text:style-name="P55"/>
      <text:p text:style-name="P54">ARTICLE 10 - DEGATS de GIBIER</text:p>
      <text:p text:style-name="P54"/>
      <text:p text:style-name="Text_20_body"><text:span text:style-name="T46">En complément à la Loi locale de chasse, il est prévu les dispositions particulières suivantes :</text:span></text:p>
      <text:p text:style-name="P61"><text:span text:style-name="T39"><text:tab/></text:span><text:span text:style-name="T40">Sur les fonds voisins</text:span><text:span text:style-name="T39"> :</text:span></text:p>
      <text:p text:style-name="P61">Le locataire est responsable des dégâts occasionnés sur les fonds voisins par tous gibiers chassables, à l'exception des sangliers, provenant du fonds du bailleur dans le cadre légal, et notamment par les articles 1382 et 1383 du Code Civil (responsabilité quasi-délictuelle).</text:p>
      <text:p text:style-name="P61"><text:span text:style-name="T39"><text:tab/></text:span><text:span text:style-name="T40">Sur les fonds du bailleur</text:span><text:span text:style-name="T39"> :</text:span></text:p>
      <text:p text:style-name="P61">Sur les fonds du bailleur définis à l'article 1, la responsabilité des dégâts de tous gibiers, à l'exception des sangliers, incombe contractuellement au locataire.</text:p>
      <text:p text:style-name="P61"/>
      <text:p text:style-name="P61">Cependant, l'indemnisation des dégâts de tous les gibiers chassables, à l'exception des sangliers, n'a lieu qu'à la double condition suivante :</text:p>
      <text:list xml:id="list3174598794423710717" text:style-name="L7">
        <text:list-item>
          <text:p text:style-name="P62">La surface concernée par les dégâts doit être supérieure à 20 ares d'un seul tenant ;</text:p>
        </text:list-item>
        <text:list-item>
          <text:p text:style-name="P63">A l'intérieur de cette surface, la proportion des sujets endommagés depuis moins de 5 ans doit être supérieure à 20 % du nombre total des sujets présents sur cette même surface. En cas de location depuis moins de cinq ans, il n'est tenu compte que des dégâts postérieurs à la signature du bail.</text:p>
        </text:list-item>
      </text:list>
      <text:p text:style-name="P64"><text:span text:style-name="T39">De plus, pour des dégâts commis par des espèces soumises à plan de tir, la responsabilité du locataire est dégagée à la seule double condition prouvée que l'attribution du dernier plan de chasse avant les dégâts soit restée inférieure à la demande </text:span><text:span text:style-name="T41">après recours</text:span><text:span text:style-name="T39">, et que le locataire ait réalisé pour chacune des deux années précédant les dégâts au moins 80 % des tirs maximum autorisés pour chaque espèce susceptible d'être à l'origine des dégâts (cas de force majeure). Cette double condition s'applique au lot de chasse dans lequel se trouve la surface concernée par les dégâts.</text:span></text:p>
      <text:p text:style-name="P58">L'estimateur des dégâts est choisi d'un commun accord sur proposition du bailleur. En cas de désaccord, l'estimateur sera l'expert forestier agréé dont le siège social figurant dans la liste des experts forestiers agréés est le plus proche du lieu des dégâts.</text:p>
      <text:p text:style-name="P56">Le bailleur avertira au moins 15 jours à l'avance le locataire des lieux et heure de rendez-vous pour l'estimation contradictoire des dégâts. L'évaluation financière des dommages est envoyée par lettre recommandée avec accusé de réception au bailleur et au locataire, qui disposent d'un délai de 15 jours pour la contester de manière motivée par lettre recommandée avec accusé de réception à la partie adverse. En l'absence de contestation dans les délais et dans la forme prévue, les conclusions de l'estimateur s'appliquent aux parties. Le paiement doit intervenir dans <text:soft-page-break/>la semaine qui suit la date limite de contestation de l'estimation.</text:p>
      <text:p text:style-name="P56"/>
      <text:p text:style-name="P56">Les frais d'estimation sont à la charge du locataire, sauf si les seuils d'indemnisation n'ont pas été atteints, auquel cas ils sont à la charge du bailleur.</text:p>
      <text:p text:style-name="P56"/>
      <text:p text:style-name="P57"><text:span text:style-name="T39"><text:tab/></text:span><text:span text:style-name="T40">Sur les fonds enclavés en sous-location</text:span><text:span text:style-name="T39"> :</text:span></text:p>
      <text:p text:style-name="P57"><text:span text:style-name="T39"/></text:p>
      <text:p text:style-name="P56">Contractuellement, le locataire se substitue au bailleur ayant bénéficié du droit de priorité de location des enclaves définies à l'article 1 pour tout ce qui concerne la responsabilité et l'indemnisation des dégâts de gibier conformément à la Loi locale.</text:p>
      <text:p text:style-name="P56"/>
      <text:p text:style-name="P54">ARTICLE 11 - FRAIS de PROTECTION</text:p>
      <text:p text:style-name="P56"/>
      <text:p text:style-name="P56">Les frais de mise en place et de fourniture des dispositifs de protection des arbres et des cultures particulièrement sensibles aux dégâts de gibier sont à la charge du locataire, si le bailleur en fait la demande.</text:p>
      <text:p text:style-name="P56">Le montant annuel des sommes demandées par le bailleur ne peut excéder 15 % du loyer principal annuel, sauf accord du locataire.</text:p>
      <text:p text:style-name="P56">Les sommes sont réglées sur présentation des factures. Le locataire ne pourra être rendu responsable des dégâts de gibier sur les surfaces où il a financé la protection, sauf en cas de dégâts ultérieurs d'un type différent et qui n'ont pas fait l'objet d'une nouvelle protection adaptée.</text:p>
      <text:p text:style-name="P56"/>
      <text:p text:style-name="P54">ARTICLE 12 - ENTRETIEN :</text:p>
      <text:p text:style-name="P56"/>
      <text:p text:style-name="P56">Le locataire doit entretenir, faucher, élaguer les lignes de tir, tranchées et limites avant l'ouverture de la chasse.</text:p>
      <text:p text:style-name="P56"/>
      <text:p text:style-name="P54">ARTICLE 13 - EXPLOITATION de la CHASSE - INTERDICTIONS :</text:p>
      <text:p text:style-name="P56"/>
      <text:p text:style-name="P56">Les dates des battues organisées en semaine sont fixées d'un commun accord entre bailleur et locataire pour éviter tout incident au cours des travaux forestiers. L'installation des postes d'affût et des points fixes d'agrainage à sanglier est soumise à autorisation préalable et révocable du bailleur.</text:p>
      <text:p text:style-name="P55"/>
      <text:p text:style-name="P55"/>
      <text:p text:style-name="P71"><text:tab/><text:span text:style-name="T46">Sauf autorisation écrite préalable du bailleur, sont interdits :</text:span></text:p>
      <text:list xml:id="list160012734723626" text:continue-numbering="true" text:style-name="L7">
        <text:list-item>
          <text:p text:style-name="P62">tout lâcher de gibier ;</text:p>
        </text:list-item>
        <text:list-item>
          <text:p text:style-name="P62">l'affouragement des cervidés ;</text:p>
        </text:list-item>
        <text:list-item>
          <text:p text:style-name="P62">l'utilisation de déchets de cuisine, eaux grasses, produits carnés pour tout affouragement</text:p>
        </text:list-item>
        <text:list-item>
          <text:p text:style-name="P62">tout affouragement par tas.</text:p>
        </text:list-item>
      </text:list>
      <text:p text:style-name="P61"/>
      <text:p text:style-name="P61"><text:tab/>Le locataire est chargé de limiter les populations de gibiers classés nuisibles.</text:p>
      <text:p text:style-name="P61"/>
      <text:p text:style-name="P61"/>
      <text:p text:style-name="P61"><text:tab/><text:tab/><text:tab/><text:tab/><text:tab/>Fait en 3 exemplaires,</text:p>
      <text:p text:style-name="P61"/>
      <text:p text:style-name="P61"><text:tab/><text:tab/><text:tab/><text:tab/><text:tab/>A ................, le ..........................</text:p>
      <text:p text:style-name="P61"/>
      <text:p text:style-name="P61"/>
      <text:p text:style-name="P61"/>
      <text:p text:style-name="P61"/>
      <text:p text:style-name="P61"><text:span text:style-name="T39">Le Locataire,<text:tab/><text:tab/><text:tab/><text:tab/><text:tab/><text:tab/><text:tab/>Le Bailleur,</text:span></text:p>
      <text:p text:style-name="P34"/>
      <text:p text:style-name="P23"><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Symbol" svg:font-family="Symbo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paysage" style:family="paragraph" style:parent-style-name="Text_20_body" style:class="text">
      <style:text-properties fo:language="fr" fo:country="B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WW8NumSt1z0" style:family="text">
      <style:text-properties style:font-name="Symbol" fo:font-family="Symbol" style:font-family-generic="roman" style:font-pitch="variable" fo:font-size="12pt" fo:language="fr" fo:country="FR" style:font-size-asian="12pt"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053cm" fo:margin-bottom="0.796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0.91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0.796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master-page style:name="bef_5f_conditions" style:display-name="bef_conditions"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_64 LibreOffice_project/430m0$Build-2</meta:generator>
    <meta:creation-date>2008-06-07T15:28:22</meta:creation-date>
    <dc:date>2009-01-10T16:03:33</dc:date>
    <meta:editing-cycles>1</meta:editing-cycles>
    <meta:editing-duration>PT0S</meta:editing-duration>
    <meta:document-statistic meta:table-count="3" meta:image-count="0" meta:object-count="0" meta:page-count="6" meta:paragraph-count="105" meta:word-count="1809" meta:character-count="11160" meta:non-whitespace-character-count="9440"/>
    <meta:user-defined meta:name="Info 1"/>
    <meta:user-defined meta:name="Info 2"/>
    <meta:user-defined meta:name="Info 3"/>
    <meta:user-defined meta:name="Info 4"/>
  </office:meta>
</office:document-meta>
</file>